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marker-start-width="0cm"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start-width="0cm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marker-start-width="0cm"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svg:stroke-width="0cm" draw:marker-start-width="0cm" draw:marker-end="Arrow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width="0cm" draw:marker-start-width="0cm" draw:marker-end="Arrow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width="0.1cm" draw:marker-start-width="0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cm" draw:marker-start-width="0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svg:stroke-width="0cm" draw:marker-start-width="0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style:paragraph-properties fo:margin-left="0cm" fo:margin-right="0cm" fo:text-align="center" fo:text-indent="0cm">
        <style:tab-stops/>
      </style:paragraph-properties>
      <style:text-properties fo:font-family="'Palatino Linotype'" style:font-family-generic="roman" style:font-pitch="variable" fo:font-size="9pt" style:font-size-asian="18pt" style:font-size-complex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9pt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2pt" fo:font-weight="bold" style:font-size-asian="26pt" style:font-weight-asian="bold" style:font-size-complex="26pt" style:font-weight-complex="bold"/>
    </style:style>
    <style:style style:name="P6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4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  <style:text-properties fo:font-family="'Palatino Linotype'" style:font-family-generic="roman" style:font-pitch="variable" fo:font-size="9pt" style:font-size-asian="18pt" style:font-size-complex="18pt"/>
    </style:style>
    <style:style style:name="P8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2pt" style:font-size-asian="18pt" style:font-size-complex="18pt"/>
    </style:style>
    <style:style style:name="P9" style:family="paragraph">
      <style:paragraph-properties fo:text-align="center"/>
      <style:text-properties fo:font-family="'Palatino Linotype'" style:font-family-generic="roman" style:font-pitch="variable" fo:font-size="9pt"/>
    </style:style>
    <style:style style:name="P10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9pt"/>
    </style:style>
    <style:style style:name="T1" style:family="text">
      <style:text-properties fo:font-family="'Palatino Linotype'" style:font-family-generic="roman" style:font-pitch="variable" fo:font-size="9pt" style:font-size-asian="18pt" style:font-size-complex="18pt"/>
    </style:style>
    <style:style style:name="T2" style:family="text">
      <style:text-properties fo:font-family="'Palatino Linotype'" style:font-family-generic="roman" style:font-pitch="variable" fo:font-size="12pt" fo:font-weight="bold" style:font-size-asian="26pt" style:font-weight-asian="bold" style:font-size-complex="26pt" style:font-weight-complex="bold"/>
    </style:style>
    <style:style style:name="T3" style:family="text">
      <style:text-properties fo:font-family="'Palatino Linotype'" style:font-family-generic="roman" style:font-pitch="variable" fo:font-size="14pt" fo:font-weight="bold" style:font-size-asian="26pt" style:font-weight-asian="bold" style:font-size-complex="26pt" style:font-weight-complex="bold"/>
    </style:style>
    <style:style style:name="T4" style:family="text">
      <style:text-properties fo:font-family="'Palatino Linotype'" style:font-family-generic="roman" style:font-pitch="variable" fo:font-size="8pt" style:font-size-asian="8pt" style:font-size-complex="8pt"/>
    </style:style>
    <style:style style:name="T5" style:family="text">
      <style:text-properties fo:font-family="'Palatino Linotype'" style:font-family-generic="roman" style:font-pitch="variable" fo:font-size="12pt" style:font-size-asian="18pt" style:font-size-complex="18pt"/>
    </style:style>
    <style:style style:name="T6" style:family="text">
      <style:text-properties fo:font-family="'Palatino Linotype'" style:font-family-generic="roman" style:font-pitch="variable" fo:font-size="10pt" style:font-size-asian="10pt" style:font-size-complex="10pt"/>
    </style:style>
    <style:style style:name="T7" style:family="text">
      <style:text-properties fo:font-family="'Palatino Linotype'" style:font-family-generic="roman" style:font-pitch="variable"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6" draw:layer="layout" svg:width="2.665cm" svg:height="1cm" svg:x="18.6cm" svg:y="4.344cm">
          <text:p text:style-name="P1"><text:span text:style-name="T1">Initiiere SIP Anr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14" draw:layer="layout" svg:width="2.889cm" svg:height="0.984cm" svg:x="18.611cm" svg:y="12.5cm">
          <text:p text:style-name="P3"><text:span text:style-name="T1">Verbinde mit</text:span></text:p>
          <text:p text:style-name="P3"><text:span text:style-name="T1">Conference-Bri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17" draw:layer="layout" svg:width="2.666cm" svg:height="1cm" svg:x="1.436cm" svg:y="4.344cm">
          <text:p text:style-name="P3"><text:span text:style-name="T1">Beende SIP Anr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7" draw:layer="layout" svg:width="2.813cm" svg:height="1cm" svg:x="2.547cm" svg:y="12.5cm">
          <text:p text:style-name="P3"><text:span text:style-name="T1">Trenne von</text:span></text:p>
          <text:p text:style-name="P3"><text:span text:style-name="T1">Conference-Brid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1" draw:layer="layout" svg:width="2.412cm" svg:height="2.413cm" svg:x="7.581cm" svg:y="1.608cm">
          <text:p text:style-name="P3"><text:span text:style-name="T2">Kein Anruf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5" draw:id="id8" draw:layer="layout" svg:width="2.412cm" svg:height="2.411cm" svg:x="7.581cm" svg:y="7.928cm">
          <text:p text:style-name="P3"><text:span text:style-name="T2">Öffentliche </text:span></text:p>
          <text:p text:style-name="P3"><text:span text:style-name="T2">Zon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5" draw:id="id4" draw:layer="layout" svg:width="2.411cm" svg:height="2.412cm" svg:x="7.76cm" svg:y="16.469cm">
          <text:p text:style-name="P3"><text:span text:style-name="T2">Soziale </text:span></text:p>
          <text:p text:style-name="P3"><text:span text:style-name="T2">Zon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6" draw:id="id11" draw:layer="layout" svg:width="2.413cm" svg:height="2.412cm" svg:x="7.581cm" svg:y="24.614cm">
          <text:p text:style-name="P3"><text:span text:style-name="T3">Private</text:span></text:p>
          <text:p text:style-name="P3"><text:span text:style-name="T3">Zon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id="id15" draw:layer="layout" svg:width="2.11cm" svg:height="2.11cm" svg:x="11cm" svg:y="3.79cm">
          <text:p text:style-name="P3"><text:span text:style-name="T1">Distanz</text:span></text:p>
          <text:p text:style-name="P3"><text:span text:style-name="T1">&lt; 10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draw:id="id12" draw:layer="layout" svg:width="2.112cm" svg:height="2.11cm" svg:x="11.243cm" svg:y="26.88cm">
          <text:p text:style-name="P3"><text:span text:style-name="T1">Distanz</text:span></text:p>
          <text:p text:style-name="P3"><text:span text:style-name="T1">&lt; 1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7" draw:id="id19" draw:layer="layout" draw:type="curve" svg:x1="9.993cm" svg:y1="2.814cm" svg:x2="9.993cm" svg:y2="2.814cm" draw:start-shape="id1" draw:end-shape="id1">
          <text:p/>
        </draw:connector>
        <draw:custom-shape draw:style-name="gr1" draw:text-style-name="P4" draw:id="id13" draw:layer="layout" svg:width="2.888cm" svg:height="0.912cm" svg:x="3.88cm" svg:y="21.015cm">
          <text:p text:style-name="P3"><text:span text:style-name="T1">SDP 8 kHz Cod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10" draw:layer="layout" svg:width="2.888cm" svg:height="0.912cm" svg:x="18.612cm" svg:y="21.032cm">
          <text:p text:style-name="P3"><text:span text:style-name="T1">SDP 16 kHz Cod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18" draw:layer="layout" svg:width="2.11cm" svg:height="2.11cm" svg:x="11.111cm" svg:y="10.053cm">
          <text:p text:style-name="P3"><text:span text:style-name="T1">Distanz</text:span></text:p>
          <text:p text:style-name="P3"><text:span text:style-name="T1">&lt; 10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draw:id="id2" draw:layer="layout" svg:width="2.111cm" svg:height="2.109cm" svg:x="14.08cm" svg:y="11.939cm">
          <text:p text:style-name="P3"><text:span text:style-name="T1">Distanz</text:span></text:p>
          <text:p text:style-name="P3"><text:span text:style-name="T1">&lt; 3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4.08cm" svg:y1="12.993cm" svg:x2="10.114cm" svg:y2="13cm" draw:start-shape="id2" draw:start-glue-point="5" draw:end-shape="id3" draw:end-glue-point="1">
          <text:p text:style-name="P3"><text:span text:style-name="T1">NEIN</text:span></text:p>
          <text:p text:style-name="P3"><text:span text:style-name="T1"/></text:p>
        </draw:connector>
        <draw:custom-shape draw:style-name="gr1" draw:text-style-name="P4" draw:id="id6" draw:layer="layout" svg:width="2.11cm" svg:height="2.11cm" svg:x="14.124cm" svg:y="20.438cm">
          <text:p text:style-name="P3"><text:span text:style-name="T1">Distanz </text:span></text:p>
          <text:p text:style-name="P3"><text:span text:style-name="T1">&lt; 1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draw:id="id5" draw:layer="layout" svg:width="2.111cm" svg:height="2.111cm" svg:x="11.247cm" svg:y="18.605cm">
          <text:p text:style-name="P3"><text:span text:style-name="T1">Distanz </text:span></text:p>
          <text:p text:style-name="P3"><text:span text:style-name="T1">&lt; 3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0.171cm" svg:y1="17.674cm" svg:x2="12.302cm" svg:y2="18.605cm" draw:start-shape="id4" draw:start-glue-point="10" draw:end-shape="id5" draw:end-glue-point="4">
          <text:p/>
        </draw:connector>
        <draw:custom-shape draw:style-name="gr1" draw:text-style-name="P4" draw:id="id9" draw:layer="layout" svg:width="2.887cm" svg:height="0.911cm" svg:x="7.523cm" svg:y="21.038cm">
          <text:p text:style-name="P3"><text:span text:style-name="T1">Passe Lautstärke 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3.358cm" svg:y1="19.66cm" svg:x2="15.178cm" svg:y2="20.438cm" draw:start-shape="id5" draw:start-glue-point="7" draw:end-shape="id6" draw:end-glue-point="4">
          <text:p text:style-name="P3"><text:span text:style-name="T1">JA</text:span></text:p>
          <text:p text:style-name="P3"><text:span text:style-name="T1"/></text:p>
          <text:p text:style-name="P3"><text:span text:style-name="T1"/></text:p>
          <text:p text:style-name="P3"><text:span text:style-name="T1"/></text:p>
        </draw:connector>
        <draw:connector draw:style-name="gr4" draw:text-style-name="P4" draw:layer="layout" svg:x1="11.247cm" svg:y1="19.66cm" svg:x2="3.953cm" svg:y2="13.5cm" draw:start-shape="id5" draw:start-glue-point="5" draw:end-shape="id7" draw:end-glue-point="2"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NEIN</text:span></text:p>
        </draw:connector>
        <draw:connector draw:style-name="gr5" draw:text-style-name="P7" draw:layer="layout" svg:x1="3.953cm" svg:y1="12.5cm" svg:x2="7.581cm" svg:y2="9.133cm" draw:start-shape="id7" draw:start-glue-point="0" draw:end-shape="id8" draw:end-glue-point="6">
          <text:p/>
        </draw:connector>
        <draw:connector draw:style-name="gr4" draw:text-style-name="P4" draw:layer="layout" svg:x1="14.124cm" svg:y1="21.492cm" svg:x2="10.41cm" svg:y2="21.493cm" draw:start-shape="id6" draw:start-glue-point="5" draw:end-shape="id9" draw:end-glue-point="1">
          <text:p text:style-name="P3"><text:span text:style-name="T1">NEIN</text:span></text:p>
          <text:p text:style-name="P3"><text:span text:style-name="T1"/></text:p>
        </draw:connector>
        <draw:connector draw:style-name="gr4" draw:text-style-name="P4" draw:layer="layout" svg:x1="16.234cm" svg:y1="21.492cm" svg:x2="18.612cm" svg:y2="21.488cm" draw:start-shape="id6" draw:start-glue-point="7" draw:end-shape="id10" draw:end-glue-point="3">
          <text:p text:style-name="P3"><text:span text:style-name="T1">JA</text:span></text:p>
          <text:p text:style-name="P3"><text:span text:style-name="T1"/></text:p>
        </draw:connector>
        <draw:connector draw:style-name="gr5" draw:text-style-name="P7" draw:layer="layout" svg:x1="20.056cm" svg:y1="21.944cm" svg:x2="8.787cm" svg:y2="24.614cm" draw:start-shape="id10" draw:start-glue-point="2" draw:end-shape="id11" draw:end-glue-point="4">
          <text:p/>
        </draw:connector>
        <draw:connector draw:style-name="gr5" draw:text-style-name="P7" draw:layer="layout" svg:x1="9.994cm" svg:y1="25.909cm" svg:x2="12.298cm" svg:y2="26.88cm" draw:end-shape="id12" draw:end-glue-point="4">
          <text:p/>
        </draw:connector>
        <draw:connector draw:style-name="gr4" draw:text-style-name="P4" draw:layer="layout" draw:line-skew="2.644cm" svg:x1="13.355cm" svg:y1="27.934cm" svg:x2="8.787cm" svg:y2="27.026cm" draw:start-shape="id12" draw:start-glue-point="7" draw:end-shape="id11" draw:end-glue-point="8">
          <text:p text:style-name="P3"><text:span text:style-name="T1"><text:s text:c="43"/></text:span><text:span text:style-name="T1">JA</text:span></text:p>
          <text:p text:style-name="P3"><text:span text:style-name="T4"/></text:p>
          <text:p text:style-name="P3"><text:span text:style-name="T4"/></text:p>
          <text:p text:style-name="P3"><text:span text:style-name="T4"/></text:p>
        </draw:connector>
        <draw:connector draw:style-name="gr4" draw:text-style-name="P8" draw:layer="layout" svg:x1="11.243cm" svg:y1="27.934cm" svg:x2="5.324cm" svg:y2="21.927cm" draw:start-shape="id12" draw:start-glue-point="5" draw:end-shape="id13" draw:end-glue-point="2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NEIN</text:span></text:p>
        </draw:connector>
        <draw:connector draw:style-name="gr5" draw:text-style-name="P7" draw:layer="layout" svg:x1="5.324cm" svg:y1="21.015cm" svg:x2="7.76cm" svg:y2="17.674cm" draw:start-shape="id13" draw:start-glue-point="0" draw:end-shape="id4" draw:end-glue-point="6">
          <text:p/>
        </draw:connector>
        <draw:connector draw:style-name="gr5" draw:text-style-name="P7" draw:layer="layout" svg:x1="8.966cm" svg:y1="21.038cm" svg:x2="8.965cm" svg:y2="18.881cm" draw:start-shape="id9" draw:start-glue-point="0" draw:end-shape="id4" draw:end-glue-point="8">
          <text:p/>
        </draw:connector>
        <draw:connector draw:style-name="gr5" draw:text-style-name="P7" draw:layer="layout" draw:line-skew="0.016cm" svg:x1="20.055cm" svg:y1="13.484cm" svg:x2="8.965cm" svg:y2="16.469cm" draw:start-shape="id14" draw:start-glue-point="2" draw:end-shape="id4" draw:end-glue-point="4">
          <text:p/>
        </draw:connector>
        <draw:connector draw:style-name="gr4" draw:text-style-name="P4" draw:layer="layout" svg:x1="16.191cm" svg:y1="12.993cm" svg:x2="18.611cm" svg:y2="12.992cm" draw:start-shape="id2" draw:end-shape="id14" draw:end-glue-point="3">
          <text:p text:style-name="P3"><text:span text:style-name="T1">JA</text:span></text:p>
          <text:p text:style-name="P3"><text:span text:style-name="T1"/></text:p>
        </draw:connector>
        <draw:connector draw:style-name="gr4" draw:text-style-name="P4" draw:layer="layout" svg:x1="13.11cm" svg:y1="4.844cm" svg:x2="18.6cm" svg:y2="4.844cm" draw:start-shape="id15" draw:start-glue-point="7" draw:end-shape="id16" draw:end-glue-point="3">
          <text:p text:style-name="P3"><text:span text:style-name="T1">JA</text:span></text:p>
          <text:p text:style-name="P3"><text:span text:style-name="T1"/></text:p>
        </draw:connector>
        <draw:connector draw:style-name="gr5" draw:text-style-name="P7" draw:layer="layout" svg:x1="2.769cm" svg:y1="4.344cm" svg:x2="7.581cm" svg:y2="2.814cm" draw:start-shape="id17" draw:start-glue-point="0" draw:end-shape="id1" draw:end-glue-point="6">
          <text:p/>
        </draw:connector>
        <draw:connector draw:style-name="gr4" draw:text-style-name="P4" draw:layer="layout" svg:x1="11.111cm" svg:y1="11.107cm" svg:x2="2.769cm" svg:y2="5.344cm" draw:start-shape="id18" draw:start-glue-point="5" draw:end-shape="id17" draw:end-glue-point="2"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NEIN</text:span></text:p>
          <text:p text:style-name="P3"><text:span text:style-name="T1"/></text:p>
        </draw:connector>
        <draw:connector draw:style-name="gr5" draw:text-style-name="P7" draw:layer="layout" svg:x1="9.993cm" svg:y1="2.814cm" svg:x2="12.054cm" svg:y2="3.79cm" draw:start-shape="id19" draw:start-glue-point="0" draw:end-shape="id15" draw:end-glue-point="4">
          <text:p/>
        </draw:connector>
        <draw:connector draw:style-name="gr5" draw:text-style-name="P7" draw:layer="layout" draw:line-skew="-0.071cm" svg:x1="19.932cm" svg:y1="5.344cm" svg:x2="8.786cm" svg:y2="7.928cm" draw:start-shape="id16" draw:start-glue-point="2" draw:end-shape="id8" draw:end-glue-point="4">
          <text:p/>
        </draw:connector>
        <draw:custom-shape draw:style-name="gr1" draw:text-style-name="P2" draw:id="id3" draw:layer="layout" svg:width="2.666cm" svg:height="1cm" svg:x="7.448cm" svg:y="12.5cm">
          <text:p text:style-name="P1"><text:span text:style-name="T1">RTP Silence </text:span></text:p>
          <text:p text:style-name="P1"><text:span text:style-name="T1">Suppre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svg:x1="8.781cm" svg:y1="12.5cm" svg:x2="8.787cm" svg:y2="10.339cm" draw:start-shape="id3" draw:start-glue-point="0" draw:end-shape="id8">
          <text:p/>
        </draw:connector>
        <draw:connector draw:style-name="gr6" draw:text-style-name="P7" draw:layer="layout" draw:type="line" svg:x1="8.782cm" svg:y1="-1.435cm" svg:x2="8.786cm" svg:y2="1.608cm" draw:end-shape="id1" draw:end-glue-point="4">
          <text:p/>
        </draw:connector>
        <draw:connector draw:style-name="gr7" draw:text-style-name="P9" draw:layer="layout" svg:x1="9.993cm" svg:y1="9.133cm" svg:x2="12.165cm" svg:y2="10.053cm" draw:start-shape="id8" draw:end-shape="id18" draw:end-glue-point="4">
          <text:p/>
        </draw:connector>
        <draw:connector draw:style-name="gr8" draw:text-style-name="P10" draw:layer="layout" svg:x1="13.221cm" svg:y1="11.107cm" svg:x2="15.135cm" svg:y2="11.939cm" draw:start-shape="id18" draw:start-glue-point="7" draw:end-shape="id2" draw:end-glue-point="4">
          <text:p text:style-name="P3"><text:span text:style-name="T7">JA</text:span></text:p>
          <text:p text:style-name="P3"><text:span text:style-name="T7"/></text:p>
          <text:p text:style-name="P3"><text:span text:style-name="T7"/></text:p>
          <text:p text:style-name="P3"><text:span text:style-name="T7"/></text:p>
        </draw:connector>
        <draw:connector draw:style-name="gr9" draw:text-style-name="P10" draw:layer="layout" svg:x1="11cm" svg:y1="4.844cm" svg:x2="8.786cm" svg:y2="4.021cm" draw:start-shape="id15" draw:start-glue-point="5" draw:end-shape="id1" draw:end-glue-point="8">
          <text:p text:style-name="P3"><text:span text:style-name="T7"/></text:p>
          <text:p text:style-name="P3"><text:span text:style-name="T7">NEIN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5-30T15:31:37</meta:creation-date>
    <dc:date>2008-06-06T11:50:16</dc:date>
    <meta:editing-cycles>7</meta:editing-cycles>
    <meta:editing-duration>PT2H59M11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